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c6f904" style:font-size-asian="10pt" style:font-size-complex="10pt"/>
    </style:style>
    <style:style style:name="T5" style:family="text">
      <style:text-properties fo:font-size="10pt" officeooo:rsid="03bf1242" style:font-size-asian="10pt" style:font-size-complex="10pt"/>
    </style:style>
    <style:style style:name="T6" style:family="text">
      <style:text-properties fo:font-size="10pt" officeooo:rsid="03c82836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6f904"/>
    </style:style>
    <style:style style:name="T18" style:family="text">
      <style:text-properties officeooo:rsid="03c828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<text:span text:style-name="T17">1</text:span><text:span text:style-name="T18">8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2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452045162672">
          <table:table-cell table:style-name="Tabelle4.A1" office:value-type="string">
            <text:h text:style-name="P1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2452045226864"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4">Here you find </text:span><text:span text:style-name="T13">nodes</text:span><text:span text:style-name="T16"> that outputs data</text:span><text:span text:style-name="T13">.</text:span></text:p>
      <text:p text:style-name="P6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283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6f90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2">8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55S</meta:editing-duration>
    <meta:editing-cycles>850</meta:editing-cycles>
    <meta:generator>LibreOffice/7.2.7.2$Windows_X86_64 LibreOffice_project/8d71d29d553c0f7dcbfa38fbfda25ee34cce99a2</meta:generator>
    <dc:date>2022-10-31T18:15:19.459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